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decorative" style:font-pitch="variable" svg:panose-1="5 5 1 2 1 7 6 2 5 7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utura Md" svg:font-family="Futura Md" style:font-family-generic="swiss" style:font-pitch="variable" svg:panose-1="2 11 6 2 2 2 4 2 3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3">
      <text:list-level-style-bullet text:level="1" text:style-name="WW_CharLFO3LVL1" text:bullet-char="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image text:level="1" xlink:href="media/image1.png" xlink:type="simple" xlink:show="embed" xlink:actuate="onLoad">
        <style:list-level-properties text:space-before="0.5in" text:min-label-width="0.25in" style:vertical-pos="middle" style:vertical-rel="line" fo:width="0.2222in" fo:height="0.2222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/>
    </style:style>
    <style:style style:name="P9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/>
    </style:style>
    <style:style style:name="P10" style:parent-style-name="Normal" style:family="paragraph">
      <style:paragraph-properties fo:text-align="justify"/>
      <style:text-properties style:font-name="Arial" style:font-name-complex="Arial" style:font-style-complex="italic" fo:color="#767171" fo:font-size="14pt" style:font-size-asian="14pt" style:font-size-complex="14pt"/>
    </style:style>
    <style:style style:name="P11" style:parent-style-name="Normal" style:family="paragraph">
      <style:paragraph-properties fo:text-align="justify"/>
      <style:text-properties style:font-name="Arial" style:font-name-complex="Arial"/>
    </style:style>
    <style:style style:name="P12" style:parent-style-name="Normal" style:list-style-name="LFO4" style:family="paragraph">
      <style:paragraph-properties fo:text-align="justify" fo:margin-left="0.2958in" fo:text-indent="-0.2958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3" style:parent-style-name="Normal" style:family="paragraph">
      <style:paragraph-properties fo:text-align="justify"/>
      <style:text-properties style:font-name="Arial" style:font-name-complex="Arial"/>
    </style:style>
    <style:style style:name="P14" style:parent-style-name="Normal" style:family="paragraph">
      <style:paragraph-properties style:vertical-align="baseline" style:line-height-at-least="0.2034in"/>
      <style:text-properties style:font-name="Arial" style:font-name-complex="Arial" style:font-style-complex="italic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5" style:parent-style-name="Normal" style:list-style-name="LFO7" style:family="paragraph">
      <style:paragraph-properties style:vertical-align="baseline" style:line-height-at-least="0.2034in"/>
      <style:text-properties style:font-name="Arial" style:font-name-complex="Arial" style:font-style-complex="italic"/>
    </style:style>
    <style:style style:name="P16" style:parent-style-name="Normal" style:list-style-name="LFO7" style:family="paragraph">
      <style:paragraph-properties style:vertical-align="baseline" style:line-height-at-least="0.2034in"/>
      <style:text-properties style:font-name="Arial" style:font-name-complex="Arial" style:font-style-complex="italic"/>
    </style:style>
    <style:style style:name="P17" style:parent-style-name="Normal" style:list-style-name="LFO7" style:family="paragraph">
      <style:paragraph-properties style:vertical-align="baseline" style:line-height-at-least="0.2034in"/>
      <style:text-properties style:font-name="Arial" style:font-name-complex="Arial" style:font-style-complex="italic"/>
    </style:style>
    <style:style style:name="P18" style:parent-style-name="Normal" style:list-style-name="LFO7" style:family="paragraph">
      <style:paragraph-properties style:vertical-align="baseline" style:line-height-at-least="0.2034in"/>
      <style:text-properties style:font-name="Arial" style:font-name-complex="Arial" style:font-style-complex="italic"/>
    </style:style>
    <style:style style:name="P19" style:parent-style-name="Normal" style:list-style-name="LFO7" style:family="paragraph">
      <style:paragraph-properties style:vertical-align="baseline" style:line-height-at-least="0.2034in"/>
      <style:text-properties style:font-name="Arial" style:font-name-complex="Arial" style:font-style-complex="italic"/>
    </style:style>
    <style:style style:name="P20" style:parent-style-name="Normal" style:list-style-name="LFO7" style:family="paragraph">
      <style:paragraph-properties style:vertical-align="baseline" style:line-height-at-least="0.2034in"/>
      <style:text-properties style:font-name="Arial" style:font-name-complex="Arial" style:font-style-complex="italic"/>
    </style:style>
    <style:style style:name="P21" style:parent-style-name="Normal" style:list-style-name="LFO7" style:family="paragraph">
      <style:paragraph-properties style:vertical-align="baseline" style:line-height-at-least="0.2034in"/>
      <style:text-properties style:font-name="Arial" style:font-name-complex="Arial" style:font-style-complex="italic"/>
    </style:style>
    <style:style style:name="P22" style:parent-style-name="Normal" style:list-style-name="LFO7" style:family="paragraph">
      <style:paragraph-properties style:vertical-align="baseline" style:line-height-at-least="0.2034in"/>
      <style:text-properties style:font-name="Arial" style:font-name-complex="Arial" style:font-style-complex="italic"/>
    </style:style>
    <style:style style:name="P23" style:parent-style-name="Normal" style:list-style-name="LFO7" style:family="paragraph">
      <style:paragraph-properties style:vertical-align="baseline" style:line-height-at-least="0.2034in"/>
      <style:text-properties style:font-name="Arial" style:font-name-complex="Arial" style:font-style-complex="italic"/>
    </style:style>
    <style:style style:name="P24" style:parent-style-name="Normal" style:list-style-name="LFO7" style:family="paragraph">
      <style:paragraph-properties style:vertical-align="baseline" style:line-height-at-least="0.2034in"/>
    </style:style>
    <style:style style:name="T25" style:parent-style-name="DefaultParagraphFont" style:family="text">
      <style:text-properties style:font-name="Arial" style:font-name-complex="Arial" style:font-style-complex="italic"/>
    </style:style>
    <style:style style:name="T26" style:parent-style-name="DefaultParagraphFont" style:family="text">
      <style:text-properties style:font-name="Arial" style:font-name-complex="Arial" style:font-style-complex="italic"/>
    </style:style>
    <style:style style:name="T27" style:parent-style-name="DefaultParagraphFont" style:family="text">
      <style:text-properties style:font-name="Arial" style:font-name-complex="Arial" style:font-style-complex="italic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Arial" style:font-name-complex="Arial" style:font-style-complex="itali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Arial" style:font-name-complex="Arial" style:font-style-complex="italic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style:font-name="Arial" style:font-name-complex="Arial" style:font-style-complex="italic" style:text-underline-type="single" style:text-underline-style="solid" style:text-underline-width="auto" style:text-underline-mode="continuous"/>
    </style:style>
    <style:style style:name="S2" style:family="section">
      <style:section-properties fo:margin-left="0in" fo:margin-right="0in" style:writing-mode="lr-tb"/>
    </style:style>
    <style:style style:name="P31" style:parent-style-name="Normal" style:family="paragraph">
      <style:paragraph-properties fo:text-align="justify"/>
      <style:text-properties style:font-name="Arial" style:font-name-complex="Arial" style:font-style-complex="italic"/>
    </style:style>
    <style:style style:name="P32" style:parent-style-name="Normal" style:family="paragraph">
      <style:paragraph-properties style:vertical-align="baseline" style:line-height-at-least="0.2034in"/>
    </style:style>
    <style:style style:name="T33" style:parent-style-name="DefaultParagraphFont" style:family="text">
      <style:text-properties style:font-name="Arial" style:font-name-complex="Arial" style:font-style-complex="italic" fo:color="#767171" fo:font-size="14pt" style:font-size-asian="14pt" style:font-size-complex="14pt"/>
    </style:style>
    <style:style style:name="P34" style:parent-style-name="Normal" style:family="paragraph">
      <style:paragraph-properties fo:text-align="justify"/>
      <style:text-properties style:font-name="Arial" style:font-name-complex="Arial"/>
    </style:style>
    <style:style style:name="P35" style:parent-style-name="Normal" style:family="paragraph">
      <style:paragraph-properties fo:text-align="justify"/>
    </style:style>
    <style:style style:name="T3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9" style:parent-style-name="DefaultParagraphFont" style:family="text">
      <style:text-properties style:font-name="Arial" style:font-name-complex="Arial" style:font-weight-complex="bold"/>
    </style:style>
    <style:style style:name="P4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" style:parent-style-name="Normal" style:family="paragraph">
      <style:paragraph-properties fo:text-align="justify"/>
    </style:style>
    <style:style style:name="T42" style:parent-style-name="DefaultParagraphFont" style:family="text">
      <style:text-properties style:font-name-complex="Arial"/>
    </style:style>
    <style:style style:name="P43" style:parent-style-name="Normal" style:family="paragraph">
      <style:paragraph-properties fo:text-align="justify"/>
      <style:text-properties style:font-name-complex="Arial"/>
    </style:style>
    <style:style style:name="P44" style:parent-style-name="Normal" style:family="paragraph">
      <style:paragraph-properties fo:text-align="justify"/>
      <style:text-properties style:font-name-complex="Arial"/>
    </style:style>
    <style:style style:name="P45" style:parent-style-name="Normal" style:family="paragraph">
      <style:paragraph-properties fo:text-align="justify"/>
      <style:text-properties style:font-name="Arial" style:font-name-complex="Arial"/>
    </style:style>
    <style:style style:name="P46" style:parent-style-name="Normal" style:family="paragraph">
      <style:paragraph-properties fo:text-align="justify"/>
      <style:text-properties style:font-name="Arial" style:font-name-complex="Arial"/>
    </style:style>
    <style:style style:name="P47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48" style:parent-style-name="Normal" style:family="paragraph">
      <style:paragraph-properties fo:text-align="justify"/>
      <style:text-properties style:font-name="Arial" style:font-name-complex="Arial"/>
    </style:style>
    <style:style style:name="P49" style:parent-style-name="Normal" style:family="paragraph">
      <style:paragraph-properties fo:text-align="justify"/>
    </style:style>
    <style:style style:name="T50" style:parent-style-name="DefaultParagraphFont" style:family="text">
      <style:text-properties style:font-name-complex="Arial"/>
    </style:style>
    <style:style style:name="P51" style:parent-style-name="Normal" style:family="paragraph">
      <style:paragraph-properties fo:text-align="justify"/>
      <style:text-properties style:font-name-complex="Arial"/>
    </style:style>
    <style:style style:name="P52" style:parent-style-name="Normal" style:family="paragraph">
      <style:paragraph-properties fo:text-align="justify"/>
      <style:text-properties style:font-name-complex="Arial"/>
    </style:style>
    <style:style style:name="P53" style:parent-style-name="Normal" style:family="paragraph">
      <style:paragraph-properties fo:text-align="justify"/>
      <style:text-properties style:font-name-complex="Arial"/>
    </style:style>
    <style:style style:name="P54" style:parent-style-name="Normal" style:family="paragraph">
      <style:paragraph-properties fo:text-align="justify"/>
      <style:text-properties style:font-name-complex="Arial"/>
    </style:style>
    <style:style style:name="P5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7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58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59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60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61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62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63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64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65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66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67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68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69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70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71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72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73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74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75" style:parent-style-name="Normal" style:list-style-name="LFO5" style:family="paragraph">
      <style:paragraph-properties fo:text-align="justify"/>
      <style:text-properties style:font-name="Arial" style:font-name-complex="Arial" style:font-weight-complex="bold"/>
    </style:style>
    <style:style style:name="P76" style:parent-style-name="Normal" style:list-style-name="LFO5" style:family="paragraph">
      <style:paragraph-properties fo:text-align="justify"/>
      <style:text-properties style:font-name="Arial" style:font-name-complex="Arial" style:font-weight-complex="bold"/>
    </style:style>
    <style:style style:name="P77" style:parent-style-name="Normal" style:list-style-name="LFO5" style:family="paragraph">
      <style:paragraph-properties fo:text-align="justify"/>
      <style:text-properties style:font-name="Arial" style:font-name-complex="Arial" style:font-weight-complex="bold"/>
    </style:style>
    <style:style style:name="P78" style:parent-style-name="Normal" style:list-style-name="LFO5" style:family="paragraph">
      <style:paragraph-properties fo:text-align="justify"/>
      <style:text-properties style:font-name="Arial" style:font-name-complex="Arial" style:font-weight-complex="bold"/>
    </style:style>
    <style:style style:name="P79" style:parent-style-name="Normal" style:list-style-name="LFO5" style:family="paragraph">
      <style:paragraph-properties fo:text-align="justify"/>
      <style:text-properties style:font-name="Arial" style:font-name-complex="Arial" style:font-weight-complex="bold"/>
    </style:style>
    <style:style style:name="P80" style:parent-style-name="Normal" style:list-style-name="LFO5" style:family="paragraph">
      <style:paragraph-properties fo:text-align="justify"/>
      <style:text-properties style:font-name="Arial" style:font-name-complex="Arial" style:font-weight-complex="bold"/>
    </style:style>
    <style:style style:name="P81" style:parent-style-name="Normal" style:list-style-name="LFO5" style:family="paragraph">
      <style:paragraph-properties fo:text-align="justify"/>
      <style:text-properties style:font-name="Arial" style:font-name-complex="Arial" style:font-weight-complex="bold"/>
    </style:style>
    <style:style style:name="P82" style:parent-style-name="Normal" style:list-style-name="LFO5" style:family="paragraph">
      <style:paragraph-properties fo:text-align="justify"/>
      <style:text-properties style:font-name="Arial" style:font-name-complex="Arial" style:font-weight-complex="bold"/>
    </style:style>
    <style:style style:name="P83" style:parent-style-name="Normal" style:family="paragraph">
      <style:paragraph-properties fo:text-align="justify" fo:margin-left="0.5in" fo:text-indent="-0.5in">
        <style:tab-stops/>
      </style:paragraph-properties>
    </style:style>
    <style:style style:name="T8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85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86" style:parent-style-name="Normal" style:family="paragraph">
      <style:paragraph-properties fo:break-before="page" fo:text-align="justify"/>
    </style:style>
    <style:style style:name="T87" style:parent-style-name="DefaultParagraphFont" style:family="text">
      <style:text-properties style:font-name="Arial" style:font-name-complex="Arial" style:font-style-complex="italic" fo:color="#767171" fo:font-size="14pt" style:font-size-asian="14pt" style:font-size-complex="14pt"/>
    </style:style>
    <style:style style:name="P88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89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90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91" style:parent-style-name="Normal" style:family="paragraph">
      <style:paragraph-properties fo:text-align="justify" fo:margin-left="0.5in" fo:text-indent="-0.5in">
        <style:tab-stops/>
      </style:paragraph-properties>
    </style:style>
    <style:style style:name="T9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9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94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95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96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97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98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99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00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01" style:parent-style-name="Normal" style:family="paragraph">
      <style:paragraph-properties fo:text-align="justify" fo:margin-left="0.5in" fo:text-indent="-0.5in">
        <style:tab-stops/>
      </style:paragraph-properties>
    </style:style>
    <style:style style:name="T10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0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104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105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106" style:parent-style-name="Normal" style:family="paragraph">
      <style:paragraph-properties fo:text-align="justify"/>
      <style:text-properties style:font-name="Arial" style:font-name-complex="Arial" style:font-style-complex="italic" fo:color="#767171" fo:font-size="14pt" style:font-size-asian="14pt" style:font-size-complex="14pt"/>
    </style:style>
    <style:style style:name="P107" style:parent-style-name="Normal" style:family="paragraph">
      <style:paragraph-properties fo:text-align="justify"/>
      <style:text-properties style:font-name="Arial" style:font-name-complex="Arial" style:font-style-complex="italic" fo:color="#767171" fo:font-size="14pt" style:font-size-asian="14pt" style:font-size-complex="14pt"/>
    </style:style>
    <style:style style:name="P108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109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10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111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12" style:parent-style-name="Normal" style:list-style-name="LFO5" style:family="paragraph">
      <style:paragraph-properties fo:text-align="justify"/>
      <style:text-properties style:font-name="Arial" style:font-name-complex="Arial" style:font-weight-complex="bold"/>
    </style:style>
    <style:style style:name="P11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14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15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16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17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18" style:parent-style-name="Normal" style:list-style-name="LFO5" style:family="paragraph">
      <style:paragraph-properties fo:text-align="justify"/>
      <style:text-properties style:font-name="Arial" style:font-name-complex="Arial" style:font-weight-complex="bold"/>
    </style:style>
    <style:style style:name="P119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20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/>
    </style:style>
    <style:style style:name="P121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/>
    </style:style>
    <style:style style:name="P122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/>
    </style:style>
    <style:style style:name="P123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/>
    </style:style>
    <style:style style:name="P124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/>
    </style:style>
    <style:style style:name="P125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/>
    </style:style>
    <style:style style:name="P126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/>
    </style:style>
    <style:style style:name="P127" style:parent-style-name="Normal" style:list-style-name="LFO5" style:family="paragraph">
      <style:paragraph-properties fo:text-align="justify"/>
      <style:text-properties style:font-name="Arial" style:font-name-complex="Arial" style:font-weight-complex="bold"/>
    </style:style>
    <style:style style:name="P128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29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30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31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32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33" style:parent-style-name="Normal" style:list-style-name="LFO5" style:family="paragraph">
      <style:paragraph-properties fo:text-align="justify"/>
      <style:text-properties style:font-name="Arial" style:font-name-complex="Arial" style:font-weight-complex="bold"/>
    </style:style>
    <style:style style:name="P134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35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/>
    </style:style>
    <style:style style:name="P136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37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38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39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40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41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42" style:parent-style-name="Normal" style:list-style-name="LFO5" style:family="paragraph">
      <style:paragraph-properties fo:text-align="justify"/>
      <style:text-properties style:font-name="Arial" style:font-name-complex="Arial" style:font-weight-complex="bold"/>
    </style:style>
    <style:style style:name="P14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44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/>
    </style:style>
    <style:style style:name="P145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46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47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48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49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50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51" style:parent-style-name="Normal" style:list-style-name="LFO5" style:family="paragraph">
      <style:paragraph-properties fo:text-align="justify"/>
      <style:text-properties style:font-name="Arial" style:font-name-complex="Arial" style:font-weight-complex="bold"/>
    </style:style>
    <style:style style:name="P152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53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/>
    </style:style>
    <style:style style:name="P154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55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56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57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58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59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60" style:parent-style-name="Normal" style:list-style-name="LFO5" style:family="paragraph">
      <style:paragraph-properties fo:text-align="justify"/>
      <style:text-properties style:font-name="Arial" style:font-name-complex="Arial" style:font-weight-complex="bold"/>
    </style:style>
    <style:style style:name="P161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62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/>
    </style:style>
    <style:style style:name="P16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64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65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66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67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68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69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70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71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72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7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74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75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76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77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78" style:parent-style-name="Normal" style:family="paragraph">
      <style:paragraph-properties fo:break-before="page" fo:text-align="justify"/>
      <style:text-properties style:font-name="Arial" style:font-name-complex="Arial" style:font-style-complex="italic" fo:color="#767171" fo:font-size="14pt" style:font-size-asian="14pt" style:font-size-complex="14pt"/>
    </style:style>
    <style:style style:name="P179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8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8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8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8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8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8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8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8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8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8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9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9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9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9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9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9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9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9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9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9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0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0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0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0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0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0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0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0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0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0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2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2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2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2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2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25" style:parent-style-name="Normal" style:family="paragraph">
      <style:paragraph-properties fo:text-align="justify"/>
    </style:style>
  </office:automatic-styles>
  <office:body>
    <office:text text:use-soft-page-breaks="true">
      <text:p text:style-name="P1">Library Impact Survey: Interview form<text:s/></text:p>
      <text:p text:style-name="P7"/>
      <text:p text:style-name="P8">Thank you for agreeing to be interviewed. Your contribution will<text:s/>give us a better understanding of the value and impact that library &amp; knowledge services have on health care services and will contribute to the future development of services.</text:p>
      <text:p text:style-name="P9"/>
      <text:p text:style-name="P10">Staff group</text:p>
      <text:p text:style-name="P11"/>
      <text:list text:style-name="LFO4" text:continue-numbering="true">
        <text:list-item>
          <text:p text:style-name="P12">What would you class as your main professional group?</text:p>
        </text:list-item>
      </text:list>
      <text:p text:style-name="P13"/>
      <text:p text:style-name="P14"/>
      <text:section text:name="Sect1" text:style-name="S1">
        <text:list text:style-name="LFO7" text:continue-numbering="true">
          <text:list-item>
            <text:p text:style-name="P15">Additional Clinical Services</text:p>
          </text:list-item>
          <text:list-item>
            <text:p text:style-name="P16">Administrative &amp; Clerical</text:p>
          </text:list-item>
          <text:list-item>
            <text:p text:style-name="P17">Allied Health Professionals</text:p>
          </text:list-item>
          <text:list-item>
            <text:p text:style-name="P18">Estates &amp; Ancillary</text:p>
          </text:list-item>
          <text:list-item>
            <text:p text:style-name="P19">Healthcare Scientists</text:p>
          </text:list-item>
          <text:list-item>
            <text:p text:style-name="P20">Medical &amp; Dental</text:p>
          </text:list-item>
          <text:list-item>
            <text:p text:style-name="P21">Nursing &amp; Midwifery<text:s/></text:p>
          </text:list-item>
          <text:list-item>
            <text:p text:style-name="P22">Scientific &amp; Technical</text:p>
          </text:list-item>
          <text:list-item>
            <text:p text:style-name="P23">Students</text:p>
          </text:list-item>
          <text:list-item>
            <text:p text:style-name="P24"><text:span text:style-name="T25">Other</text:span><text:span text:style-name="T26">: <text:s text:c="2"/></text:span><text:span text:style-name="T27"><text:tab/></text:span><text:span text:style-name="T28"><text:tab/></text:span><text:span text:style-name="T29"><text:tab/></text:span><text:span text:style-name="T30"><text:tab/><text:s text:c="4"/></text:span></text:p>
          </text:list-item>
        </text:list>
      </text:section>
      <text:section text:name="Sect2" text:style-name="S2">
        <text:p text:style-name="P31"/>
        <text:p text:style-name="P32"><text:span text:style-name="T33">Service provided</text:span></text:p>
        <text:p text:style-name="P34"/>
        <text:p text:style-name="P35"><text:span text:style-name="T36">2</text:span><text:span text:style-name="T37"><text:tab/>Can I clarify which library &amp; knowledge service you recently used</text:span><text:span text:style-name="T38">?</text:span><text:span text:style-name="T39"><text:s/></text:span></text:p>
        <text:p text:style-name="P40"/>
        <text:p text:style-name="P41"><text:bookmark-start text:name="Text5"/><text:span text:style-name="T42"><text:text-input text:description="">     </text:text-input></text:span><text:bookmark-end text:name="Text5"/></text:p>
        <text:p text:style-name="P43"/>
        <text:p text:style-name="P44"/>
        <text:p text:style-name="P45"/>
        <text:p text:style-name="P46"/>
        <text:p text:style-name="P47">3<text:tab/>Can you briefly describe what the library &amp; knowledge service was requested to do / or what role the member of library &amp; knowledge staff played in the activity?<text:s/></text:p>
        <text:p text:style-name="P48"/>
        <text:p text:style-name="P49"><text:bookmark-start text:name="Text3"/><text:span text:style-name="T50"><text:text-input text:description="">     </text:text-input></text:span><text:bookmark-end text:name="Text3"/></text:p>
        <text:p text:style-name="P51"/>
        <text:p text:style-name="P52"/>
        <text:p text:style-name="P53"/>
        <text:p text:style-name="P54"/>
        <text:p text:style-name="P55"/>
        <text:p text:style-name="P56"/>
        <text:p text:style-name="P57">4<text:tab/>How have you used this information or learning?<text:s/></text:p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>5<text:tab/>Did the information or library service provided help</text:p>
        <text:p text:style-name="P74"/>
        <text:list text:style-name="LFO5" text:continue-numbering="true">
          <text:list-item>
            <text:p text:style-name="P75">Confirm prior knowledge or refresh your memory</text:p>
          </text:list-item>
          <text:list-item>
            <text:p text:style-name="P76">Gain new knowledge</text:p>
          </text:list-item>
          <text:list-item>
            <text:p text:style-name="P77">Generate new ideas</text:p>
          </text:list-item>
          <text:list-item>
            <text:p text:style-name="P78">Update skills</text:p>
          </text:list-item>
          <text:list-item>
            <text:p text:style-name="P79">Gain new skills</text:p>
          </text:list-item>
          <text:list-item>
            <text:p text:style-name="P80">Improve your confidence</text:p>
          </text:list-item>
          <text:list-item>
            <text:p text:style-name="P81">Save your time</text:p>
          </text:list-item>
          <text:list-item>
            <text:p text:style-name="P82">None of the above</text:p>
          </text:list-item>
        </text:list>
        <text:p text:style-name="P83"><text:span text:style-name="T84"><text:tab/></text:span></text:p>
        <text:p text:style-name="P85"/>
        <text:soft-page-break/>
        <text:p text:style-name="P86"><text:span text:style-name="T87">Quality</text:span></text:p>
        <text:p text:style-name="P88"/>
        <text:p text:style-name="P89">6<text:tab/>On a scale of 1-5 (1=low and 5=high)</text:p>
        <text:p text:style-name="P90"><text:tab/>How relevant was the service to your needs?</text:p>
        <text:p text:style-name="P91"><text:span text:style-name="T92"><text:s/></text:span><text:span text:style-name="T93"><text:tab/></text:span></text:p>
        <text:p text:style-name="P94"/>
        <text:p text:style-name="P95"/>
        <text:p text:style-name="P96"/>
        <text:p text:style-name="P97"/>
        <text:p text:style-name="P98"/>
        <text:p text:style-name="P99">7<text:tab/>Using the same scale 1-5 (1=low and 5=high)</text:p>
        <text:p text:style-name="P100"><text:tab/>How much time did the service save you?</text:p>
        <text:p text:style-name="P101"><text:span text:style-name="T102"><text:s/></text:span><text:span text:style-name="T103"><text:tab/></text:span></text:p>
        <text:p text:style-name="P104"/>
        <text:p text:style-name="P105"/>
        <text:p text:style-name="P106">Contribution to impact</text:p>
        <text:p text:style-name="P107"/>
        <text:p text:style-name="P108"/>
        <text:p text:style-name="P109">8<text:tab/>Please consider the possible outcomes below and please tell me if the library &amp; knowledge service use has contributed to the impact in any way?</text:p>
        <text:p text:style-name="P110"/>
        <text:p text:style-name="P111"/>
        <text:list text:style-name="LFO5" text:continue-numbering="true">
          <text:list-item>
            <text:p text:style-name="P112">Contributed to personal or professional development</text:p>
          </text:list-item>
        </text:list>
        <text:p text:style-name="P113"/>
        <text:p text:style-name="P114"/>
        <text:p text:style-name="P115"/>
        <text:p text:style-name="P116"/>
        <text:p text:style-name="P117"/>
        <text:list text:style-name="LFO5" text:continue-numbering="true">
          <text:list-item>
            <text:p text:style-name="P118">Contributed to service development or delivery</text:p>
          </text:list-item>
        </text:list>
        <text:p text:style-name="P119"/>
        <text:p text:style-name="P120">If we contributed to service development or delivery, are you able to tell us how this was achieved?</text:p>
        <text:p text:style-name="P121"/>
        <text:p text:style-name="P122"/>
        <text:p text:style-name="P123"/>
        <text:p text:style-name="P124"/>
        <text:p text:style-name="P125"/>
        <text:p text:style-name="P126"/>
        <text:list text:style-name="LFO5" text:continue-numbering="true">
          <text:list-item>
            <text:p text:style-name="P127">Facilitated collaborative working</text:p>
          </text:list-item>
        </text:list>
        <text:p text:style-name="P128"/>
        <text:p text:style-name="P129"/>
        <text:p text:style-name="P130"/>
        <text:p text:style-name="P131"/>
        <text:p text:style-name="P132"/>
        <text:list text:style-name="LFO5" text:continue-numbering="true">
          <text:list-item>
            <text:p text:style-name="P133">Improved the quality of patient care</text:p>
          </text:list-item>
        </text:list>
        <text:p text:style-name="P134"/>
        <text:p text:style-name="P135">If we helped improve the quality of patient care are you able to tell us how this was achieved?</text:p>
        <text:p text:style-name="P136"/>
        <text:p text:style-name="P137"/>
        <text:p text:style-name="P138"/>
        <text:p text:style-name="P139"/>
        <text:p text:style-name="P140"/>
        <text:p text:style-name="P141"/>
        <text:list text:style-name="LFO5" text:continue-numbering="true">
          <text:list-item>
            <text:p text:style-name="P142">More informed decision making</text:p>
          </text:list-item>
        </text:list>
        <text:p text:style-name="P143"/>
        <text:p text:style-name="P144">If we helped inform decision making are you able to tell us how this was achieved?</text:p>
        <text:p text:style-name="P145"/>
        <text:p text:style-name="P146"/>
        <text:p text:style-name="P147"/>
        <text:p text:style-name="P148"/>
        <text:p text:style-name="P149"/>
        <text:p text:style-name="P150"/>
        <text:list text:style-name="LFO5" text:continue-numbering="true">
          <text:list-item>
            <text:p text:style-name="P151">Reduced risk or improved safety</text:p>
          </text:list-item>
        </text:list>
        <text:p text:style-name="P152"/>
        <text:p text:style-name="P153">If we helped improve safety or reduce risk are you able to tell us how this was achieved?</text:p>
        <text:p text:style-name="P154"/>
        <text:p text:style-name="P155"/>
        <text:p text:style-name="P156"/>
        <text:p text:style-name="P157"/>
        <text:p text:style-name="P158"/>
        <text:p text:style-name="P159"/>
        <text:list text:style-name="LFO5" text:continue-numbering="true">
          <text:list-item>
            <text:p text:style-name="P160">Saved money or contributed to financial effectiveness</text:p>
          </text:list-item>
        </text:list>
        <text:p text:style-name="P161"/>
        <text:p text:style-name="P162">If we helped saved money are you able to tell us – or help us estimate – how much money has been saved?</text:p>
        <text:p text:style-name="P163"/>
        <text:p text:style-name="P164"/>
        <text:p text:style-name="P165"/>
        <text:p text:style-name="P166"/>
        <text:p text:style-name="P167"/>
        <text:p text:style-name="P168"/>
        <text:p text:style-name="P169"/>
        <text:p text:style-name="P170"/>
        <text:p text:style-name="P171"/>
        <text:p text:style-name="P172"/>
        <text:p text:style-name="P173"/>
        <text:p text:style-name="P174"/>
        <text:p text:style-name="P175"/>
        <text:p text:style-name="P176"/>
        <text:p text:style-name="P177"/>
        <text:soft-page-break/>
        <text:p text:style-name="P178">Final words</text:p>
        <text:p text:style-name="P179"/>
        <text:p text:style-name="P180">9<text:tab/>How would you sum up the impact of the service received?</text:p>
        <text:p text:style-name="P181"/>
        <text:p text:style-name="P182"/>
        <text:p text:style-name="P183"/>
        <text:p text:style-name="P184"/>
        <text:p text:style-name="P185"/>
        <text:p text:style-name="P186"/>
        <text:p text:style-name="P187"/>
        <text:p text:style-name="P188"/>
        <text:p text:style-name="P189"/>
        <text:p text:style-name="P190"/>
        <text:p text:style-name="P191"/>
        <text:p text:style-name="P192"/>
        <text:p text:style-name="P193"/>
        <text:p text:style-name="P194"/>
        <text:p text:style-name="P195"/>
        <text:p text:style-name="P196"/>
        <text:p text:style-name="P197"/>
        <text:p text:style-name="P198"/>
        <text:p text:style-name="P199"/>
        <text:p text:style-name="P200"/>
        <text:p text:style-name="P201">10<text:tab/>Is there any other comment you would like to add?</text:p>
        <text:p text:style-name="P202"/>
        <text:p text:style-name="P203"/>
        <text:p text:style-name="P204"/>
        <text:p text:style-name="P205"/>
        <text:p text:style-name="P206"/>
        <text:p text:style-name="P207"/>
        <text:p text:style-name="P208"/>
        <text:p text:style-name="P209"/>
        <text:p text:style-name="P210"/>
        <text:p text:style-name="P211"/>
        <text:p text:style-name="P212"/>
        <text:p text:style-name="P213"/>
        <text:p text:style-name="P214"/>
        <text:p text:style-name="P215"/>
        <text:p text:style-name="P216"/>
        <text:p text:style-name="P217"/>
        <text:p text:style-name="P218"/>
        <text:p text:style-name="P219"/>
        <text:p text:style-name="P220"/>
        <text:p text:style-name="P221"/>
        <text:p text:style-name="P222"/>
        <text:p text:style-name="P223"/>
        <text:p text:style-name="P224"/>
        <text:p text:style-name="P225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decorative" style:font-pitch="variable" svg:panose-1="5 5 1 2 1 7 6 2 5 7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utura Md" svg:font-family="Futura Md" style:font-family-generic="swiss" style:font-pitch="variable" svg:panose-1="2 11 6 2 2 2 4 2 3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style:font-name-asian="SimSun" fo:font-size="12pt" style:font-size-asian="12pt" style:font-size-complex="12pt" style:language-asian="ar" style:country-asian="SA" fo:hyphenate="false"/>
    </style:style>
    <style:style style:name="DefaultParagraphFont" style:display-name="Default Paragraph Font" style:family="text"/>
    <style:style style:name="WW8Num1z0" style:display-name="WW8Num1z0" style:family="text">
      <style:text-properties style:font-name="Symbol"/>
    </style:style>
    <style:style style:name="DefaultParagraphFont0" style:display-name="Default Paragraph Font" style:family="text"/>
    <style:style style:name="WW-DefaultParagraphFont" style:display-name="WW-Default Paragraph Font" style:family="text"/>
    <style:style style:name="WW-DefaultParagraphFont1" style:display-name="WW-Default Paragraph Font1" style:family="text"/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BodyText">
      <style:text-properties style:font-name-complex="Tahoma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Tahoma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asian="SimSun" style:font-name-complex="Tahoma" fo:font-size="8pt" style:font-size-asian="8pt" style:font-size-complex="8pt" style:language-asian="ar" style:country-asian="SA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3LVL1" style:family="text">
      <style:text-properties style:font-name="Symbol" style:font-name-asian="SimSun" style:font-name-complex="Arial" fo:font-size="16pt" style:font-size-asian="16pt" style:font-size-complex="16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 style:use-window-font-color="true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use-window-font-color="true" fo:font-size="16pt" style:font-size-asian="16pt" style:font-size-complex="16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style:use-window-font-color="true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3">
      <text:list-level-style-bullet text:level="1" text:style-name="WW_CharLFO3LVL1" text:bullet-char="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image text:level="1" xlink:href="media/image1.png" xlink:type="simple" xlink:show="embed" xlink:actuate="onLoad">
        <style:list-level-properties text:space-before="0.5in" text:min-label-width="0.25in" style:vertical-pos="middle" style:vertical-rel="line" fo:width="0.2222in" fo:height="0.2222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Normal" style:family="paragraph">
      <style:paragraph-properties fo:text-align="justify"/>
    </style:style>
    <style:style style:name="T3" style:parent-style-name="DefaultParagraphFont" style:family="text">
      <style:text-properties style:font-name="Futura Md" fo:font-weight="bold" style:font-weight-asian="bold" style:font-weight-complex="bold" fo:font-style="italic" style:font-style-asian="italic" style:font-style-complex="italic"/>
    </style:style>
    <style:style style:name="T4" style:parent-style-name="DefaultParagraphFont" style:family="text">
      <style:text-properties style:font-name="Futura Md" fo:font-weight="bold" style:font-weight-asian="bold" style:font-weight-complex="bold" fo:font-style="italic" style:font-style-asian="italic" style:font-style-complex="italic"/>
    </style:style>
    <style:style style:name="T5" style:parent-style-name="DefaultParagraphFont" style:family="text">
      <style:text-properties style:font-name="Futura Md" fo:font-style="italic" style:font-style-asian="italic" style:font-style-complex="italic"/>
    </style:style>
    <style:style style:name="P6" style:parent-style-name="Footer" style:family="paragraph">
      <style:text-properties style:font-name="Calibri" style:font-name-complex="Calibri"/>
    </style:style>
  </office:automatic-styles>
  <office:master-styles>
    <style:master-page style:name="MP0" style:page-layout-name="PL0">
      <style:header>
        <text:p text:style-name="P2"><text:span text:style-name="T3">B1b</text:span><text:span text:style-name="T4"><text:tab/>I</text:span><text:span text:style-name="T5">nterviewees copy of questions</text:span></text:p>
        <text:p text:style-name="Header"/>
      </style:header>
      <style:footer>
        <text:p text:style-name="P6">November 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ibrary Impact Survey</dc:title>
    <dc:subject/>
    <meta:initial-creator>Mark</meta:initial-creator>
    <dc:creator>phoebe macindoe</dc:creator>
    <meta:creation-date>2021-07-27T11:48:00Z</meta:creation-date>
    <dc:date>2021-07-27T11:48:00Z</dc:date>
    <meta:print-date>2009-02-12T21:47:00Z</meta:print-date>
    <meta:template xlink:href="Normal.dotm" xlink:type="simple"/>
    <meta:editing-cycles>2</meta:editing-cycles>
    <meta:editing-duration>PT60S</meta:editing-duration>
    <meta:document-statistic meta:page-count="5" meta:paragraph-count="5" meta:word-count="374" meta:character-count="2507" meta:row-count="17" meta:non-whitespace-character-count="2138"/>
  </office:meta>
</office:document-meta>
</file>